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C000001F326D129A345C4CB63.png" manifest:media-type="image/png"/>
  <manifest:file-entry manifest:full-path="Pictures/100000010000035E000001C8F3334E4CFB42E0AB.png" manifest:media-type="image/png"/>
  <manifest:file-entry manifest:full-path="Pictures/10000001000002FB000002D974E1018EE9994C52.png" manifest:media-type="image/png"/>
  <manifest:file-entry manifest:full-path="Pictures/10000001000003D60000029B82DA6820150C9583.png" manifest:media-type="image/png"/>
  <manifest:file-entry manifest:full-path="Pictures/1000000100000316000002C8A3F347E0FD4E14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99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Obrázek1" text:anchor-type="char" svg:width="15.593cm" svg:height="14.898cm" draw:z-index="0"><draw:image xlink:href="Pictures/10000001000002FB000002D974E1018EE9994C52.png" xlink:type="simple" xlink:show="embed" xlink:actuate="onLoad" draw:mime-type="image/png"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Obrázek2" text:anchor-type="char" svg:width="18.53cm" svg:height="12.585cm" draw:z-index="1"><draw:image xlink:href="Pictures/10000001000003D60000029B82DA6820150C9583.png" xlink:type="simple" xlink:show="embed" xlink:actuate="onLoad" draw:mime-type="image/png"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rázek3" text:anchor-type="char" svg:width="17.669cm" svg:height="9.347cm" draw:z-index="2"><draw:image xlink:href="Pictures/100000010000035E000001C8F3334E4CFB42E0AB.png" xlink:type="simple" xlink:show="embed" xlink:actuate="onLoad" draw:mime-type="image/png"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Obrázek4" text:anchor-type="char" svg:width="13.935cm" svg:height="12.559cm" draw:z-index="3"><draw:image xlink:href="Pictures/1000000100000316000002C8A3F347E0FD4E1472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ázek5" text:anchor-type="char" svg:width="17cm" svg:height="8.585cm" draw:z-index="4"><draw:image xlink:href="Pictures/10000001000003DC000001F326D129A345C4CB6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19:50:28.946000000</meta:creation-date>
    <dc:date>2025-02-04T18:33:48.167000000</dc:date>
    <meta:editing-duration>PT5M27S</meta:editing-duration>
    <meta:editing-cycles>2</meta:editing-cycles>
    <meta:generator>LibreOffice/7.4.3.2$Windows_X86_64 LibreOffice_project/1048a8393ae2eeec98dff31b5c133c5f1d08b890</meta:generator>
    <meta:document-statistic meta:table-count="0" meta:image-count="5" meta:object-count="0" meta:page-count="5" meta:paragraph-count="4" meta:word-count="0" meta:character-count="21" meta:non-whitespace-character-count="0"/>
  </office:meta>
</office:document-meta>
</file>